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Times, serif"/>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0.625in" table:align="left" fo:background-color="#f9f9f9">
        <style:background-image/>
      </style:table-properties>
    </style:style>
    <style:style style:name="Table1.A" style:family="table-column">
      <style:table-column-properties style:column-width="0.625in"/>
    </style:style>
    <style:style style:name="Table1.A1" style:family="table-cell">
      <style:table-cell-properties style:vertical-align="middle" fo:padding="0.0194in" fo:border="none"/>
    </style:style>
    <style:style style:name="P1" style:family="paragraph" style:parent-style-name="Standard">
      <style:paragraph-properties fo:margin-top="0in" fo:margin-bottom="0in" style:contextual-spacing="false" fo:widows="1"/>
      <style:text-properties fo:font-size="2pt" style:font-size-asian="2pt" style:font-size-complex="2pt"/>
    </style:style>
    <style:style style:name="P2" style:family="paragraph" style:parent-style-name="Text_20_body">
      <style:paragraph-properties fo:margin-left="0in" fo:margin-right="0in" fo:widows="1" fo:text-indent="0in" style:auto-text-indent="false"/>
    </style:style>
    <style:style style:name="P3" style:family="paragraph" style:parent-style-name="Text_20_body">
      <style:paragraph-properties fo:margin-left="0in" fo:margin-right="0in" fo:widows="1" fo:text-indent="0in" style:auto-text-indent="false"/>
      <style:text-properties fo:font-variant="normal" fo:text-transform="none" fo:color="#000000" style:font-name="sans-serif" fo:letter-spacing="normal" fo:font-style="normal" fo:font-weight="normal"/>
    </style:style>
    <style:style style:name="P4" style:family="paragraph" style:parent-style-name="Text_20_body">
      <style:paragraph-properties fo:margin-left="0in" fo:margin-right="0in" fo:text-align="start" style:justify-single-word="false" fo:widows="1" fo:text-indent="0in" style:auto-text-indent="false" style:writing-mode="lr-tb"/>
      <style:text-properties fo:font-variant="normal" fo:text-transform="none" fo:color="#000000" style:font-name="monospace" fo:font-size="7.5pt" fo:letter-spacing="normal" fo:font-style="normal" fo:font-weight="normal" fo:background-color="#ffffff" fo:padding="0.0417in" fo:border="0.06pt dashed #2f6fab"/>
    </style:style>
    <style:style style:name="P5" style:family="paragraph" style:parent-style-name="Heading_20_1">
      <style:text-properties fo:font-variant="normal" fo:text-transform="none" fo:color="#000000" style:font-name="sans-serif" fo:letter-spacing="normal" fo:font-style="normal" fo:font-weight="normal"/>
    </style:style>
    <style:style style:name="P6" style:family="paragraph" style:parent-style-name="Table_20_Contents" style:list-style-name="L1">
      <style:paragraph-properties fo:margin-top="0in" fo:margin-bottom="0in" style:contextual-spacing="false" fo:text-align="start" style:justify-single-word="false" fo:padding="0in" fo:border="none"/>
    </style:style>
    <style:style style:name="P7" style:family="paragraph" style:parent-style-name="Table_20_Contents" style:list-style-name="L1">
      <style:paragraph-properties fo:margin-left="0in" fo:margin-right="0in" fo:margin-top="0in" fo:margin-bottom="0in" style:contextual-spacing="false" fo:text-align="start" style:justify-single-word="false" fo:text-indent="0in" style:auto-text-indent="false" fo:padding="0in" fo:border="none"/>
    </style:style>
    <style:style style:name="P8" style:family="paragraph" style:parent-style-name="Table_20_Contents" style:list-style-name="L1">
      <style:paragraph-properties fo:margin-left="0in" fo:margin-right="0in" fo:text-align="start" style:justify-single-word="false" fo:text-indent="0in" style:auto-text-indent="false" fo:padding="0in" fo:border="none"/>
    </style:style>
    <style:style style:name="P9" style:family="paragraph" style:parent-style-name="Table_20_Contents" style:list-style-name="L1">
      <style:paragraph-properties fo:text-align="start" style:justify-single-word="false" fo:padding="0in" fo:border="none"/>
    </style:style>
    <style:style style:name="P10" style:family="paragraph" style:parent-style-name="Heading_20_2">
      <style:paragraph-properties fo:margin-left="0in" fo:margin-right="0in" fo:margin-top="0in" fo:margin-bottom="0in" style:contextual-spacing="false" fo:text-align="center" style:justify-single-word="false" fo:text-indent="0in" style:auto-text-indent="false" fo:padding="0in" fo:border="none"/>
    </style:style>
    <style:style style:name="P11" style:family="paragraph" style:parent-style-name="Heading_20_2">
      <style:paragraph-properties fo:margin-left="0.052in" fo:margin-right="0in" fo:margin-top="0in" fo:margin-bottom="0in" style:contextual-spacing="false" fo:widows="1" fo:text-indent="0in" style:auto-text-indent="false" fo:padding="0in" fo:border="none"/>
    </style:style>
    <style:style style:name="P12" style:family="paragraph" style:parent-style-name="Heading_20_3">
      <style:paragraph-properties fo:margin-left="0.052in" fo:margin-right="0in" fo:margin-top="0in" fo:margin-bottom="0in" style:contextual-spacing="false" fo:widows="1" fo:text-indent="0in" style:auto-text-indent="false"/>
    </style:style>
    <style:style style:name="T1" style:family="text">
      <style:text-properties fo:color="#0b0080" style:text-line-through-style="none" style:text-line-through-type="none" style:text-underline-style="none" style:text-blinking="false"/>
    </style:style>
    <style:style style:name="T2" style:family="text">
      <style:text-properties fo:color="#0b0080" style:text-line-through-style="none" style:text-line-through-type="none" fo:font-size="8.25pt" style:text-underline-style="none" style:text-blinking="false"/>
    </style:style>
    <style:style style:name="T3" style:family="text">
      <style:text-properties fo:font-size="8.25pt"/>
    </style:style>
    <style:style style:name="T4" style:family="text">
      <style:text-properties fo:font-variant="normal" fo:text-transform="none" fo:color="#000000" style:font-name="sans-serif" fo:font-size="9pt" fo:letter-spacing="normal" fo:font-style="normal" fo:font-weight="normal"/>
    </style:style>
    <style:style style:name="T5" style:family="text">
      <style:text-properties fo:font-variant="normal" fo:text-transform="none" fo:color="#000000" style:font-name="sans-serif" fo:font-size="14.25pt" fo:letter-spacing="normal" fo:font-style="normal" fo:font-weight="normal"/>
    </style:style>
    <style:style style:name="T6" style:family="text">
      <style:text-properties fo:font-variant="normal" fo:text-transform="none" fo:color="#000000" style:font-name="sans-serif" fo:letter-spacing="normal" fo:font-style="normal" fo:font-weight="normal"/>
    </style:style>
    <style:style style:name="T7" style:family="text">
      <style:text-properties fo:font-variant="normal" fo:text-transform="none" fo:color="#000000" style:font-name="sans-serif" fo:font-size="12pt" fo:letter-spacing="normal" fo:font-style="normal" fo:font-weight="bold"/>
    </style:style>
    <style:style style:name="T8"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style:style>
    <style:style style:name="T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0" style:family="text">
      <style:text-properties fo:font-weight="bold"/>
    </style:style>
    <style:style style:name="T11" style:family="text">
      <style:text-properties fo:color="#c20cb9" fo:font-weight="bold"/>
    </style:style>
    <style:style style:name="T12" style:family="text">
      <style:text-properties fo:color="#7a0874" fo:font-weight="bold"/>
    </style:style>
    <style:style style:name="T13" style:family="text">
      <style:text-properties fo:color="#666666" fo:font-style="italic"/>
    </style:style>
    <style:style style:name="T14" style:family="text">
      <style:text-properties fo:color="#007800"/>
    </style:style>
    <style:style style:name="T15" style:family="text">
      <style:text-properties fo:color="#ff0000"/>
    </style:style>
    <style:style style:name="T16" style:family="text">
      <style:text-properties fo:color="#660033"/>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 text:name="firstHeading"/>CrossCompileWithAudio</text:h>
      <text:section text:style-name="Sect1" text:name="bodyContent">
        <text:p text:style-name="P2"/>
        <text:section text:style-name="Sect1" text:name="contentSub">
          <text:p text:style-name="P2"/>
        </text:section>
        <text:p text:style-name="P1"><text:bookmark text:name="toc"/></text:p>
        <table:table table:name="Table1" table:style-name="Table1">
          <table:table-column table:style-name="Table1.A"/>
          <table:table-row>
            <table:table-cell table:style-name="Table1.A1" office:value-type="string">
              <text:section text:style-name="Sect1" text:name="toctitle">
                <text:h text:style-name="P10" text:outline-level="2"/>
              </text:section>
              <text:list xml:id="list6689908596601914683" text:style-name="L1">
                <text:list-item>
                  <text:p text:style-name="P8"><text:a xlink:type="simple" xlink:href="http://enigma-dev.org/docs/Wiki/CrossCompileWithAudio#Introduction"><text:span text:style-name="T1"/></text:a></text:p>
                </text:list-item>
              </text:list>
            </table:table-cell>
          </table:table-row>
        </table:table>
        <text:h text:style-name="P11" text:outline-level="2"><text:span text:style-name="T4">[</text:span><text:a xlink:type="simple" xlink:href="http://enigma-dev.org/docs/wiki/index.php?title=CrossCompileWithAudio&amp;action=edit&amp;section=1"><text:span text:style-name="T8">edit</text:span></text:a><text:span text:style-name="T4">]</text:span><text:bookmark text:name="Introduction"/><text:span text:style-name="T5">Introduction</text:span></text:h>
        <text:p text:style-name="P2"><text:span text:style-name="T6">This page discusses how to cross-compile games from Linux to Windows using ENIGMA. This is useful for developers whose primary build environment is Linux, or for those who have trouble with the limitations of MinGW+ENIGMA on Windows (32-bit, slow, etc.). It differs from the previous guide (</text:span><text:a xlink:type="simple" xlink:href="http://enigma-dev.org/docs/Wiki/Cross_compiling"><text:span text:style-name="T9">Cross compiling</text:span></text:a><text:span text:style-name="T6">) by providing a step-by-step walkthrough, and by having mostly functioning audio rather than audio:none.</text:span></text:p>
        <text:p text:style-name="P3">Note that mp3s still won't work, for reasons that are unclear to me (mpg123 is detected by alure, so...).</text:p>
        <text:p text:style-name="P2"/>
        <text:h text:style-name="P11" text:outline-level="2"><text:span text:style-name="T4">[</text:span><text:a xlink:type="simple" xlink:href="http://enigma-dev.org/docs/wiki/index.php?title=CrossCompileWithAudio&amp;action=edit&amp;section=2"><text:span text:style-name="T8">edit</text:span></text:a><text:span text:style-name="T4">]</text:span><text:bookmark text:name="Step_One:_Build_Tools_and_Environment_setup"/><text:span text:style-name="T5">Step One: Build Tools and Environment setup</text:span></text:h>
        <text:p text:style-name="P3">On an Ubuntu derivative, install the following. Other distros will have to track down their own versions of each tool, but these should be relatively easy to find.</text:p>
        <text:p text:style-name="P4">sudo apt-get install mingw-w64 cmake wget</text:p>
        <text:p text:style-name="P3">MinGW, unfortunately, is missing a lot of the libraries that ENIGMA needs. So we will build these libraries ourselves and install them in <text:span text:style-name="T10">/home/USER/mingw-root</text:span>, where USER is your username.</text:p>
        <text:p text:style-name="P4"><text:span text:style-name="T11">mkdir</text:span> ~<text:span text:style-name="T10">/</text:span>mingw-root<text:line-break/><text:span text:style-name="T11">mkdir</text:span> ~<text:span text:style-name="T10">/</text:span>mingw-root<text:span text:style-name="T10">/</text:span><text:span text:style-name="T12">source</text:span></text:p>
        <text:p text:style-name="P3">Some libraries (cough! zlib) have very limited configure scripts. So we need a special script to force those libraries (cough! only zlib) to compile for a different host:</text:p>
        <text:p text:style-name="P4"><text:span text:style-name="T12">cd</text:span> ~<text:span text:style-name="T10">/</text:span>mingw-root<text:span text:style-name="T10">/</text:span><text:span text:style-name="T12">source</text:span><text:line-break/>gedit mingw-force-host</text:p>
        <text:p text:style-name="P3">Paste the following into this new file:</text:p>
        <text:p text:style-name="P4"><text:span text:style-name="T13">#!/bin/sh</text:span><text:line-break/><text:span text:style-name="T14">PREFIX</text:span>=x86_64-w64-mingw32<text:line-break/><text:span text:style-name="T12">export</text:span> <text:span text:style-name="T14">CC</text:span>=<text:span text:style-name="T14">$PREFIX</text:span>-gcc<text:line-break/><text:soft-page-break/><text:span text:style-name="T12">export</text:span> <text:span text:style-name="T14">CXX</text:span>=<text:span text:style-name="T14">$PREFIX</text:span>-g++<text:line-break/><text:span text:style-name="T12">export</text:span> <text:span text:style-name="T14">CPP</text:span>=<text:span text:style-name="T14">$PREFIX</text:span>-cpp<text:line-break/><text:span text:style-name="T12">export</text:span> <text:span text:style-name="T14">RANLIB</text:span>=<text:span text:style-name="T14">$PREFIX</text:span>-ranlib<text:line-break/><text:span text:style-name="T12">export</text:span> <text:span text:style-name="T14">PATH</text:span>=<text:span text:style-name="T15">"/usr/x86_64-w64-mingw32/bin:</text:span><text:span text:style-name="T14">$PATH</text:span><text:span text:style-name="T15">"</text:span><text:line-break/><text:span text:style-name="T12">exec</text:span> <text:span text:style-name="T15">"$@"</text:span></text:p>
        <text:p text:style-name="P3">Then, save, close and:</text:p>
        <text:p text:style-name="P4"><text:span text:style-name="T11">chmod</text:span> a+x mingw-force-host</text:p>
        <text:p text:style-name="P3">CMake also needs a special toolchain file:</text:p>
        <text:p text:style-name="P4"><text:span text:style-name="T12">cd</text:span> ~<text:span text:style-name="T10">/</text:span>mingw-root<text:span text:style-name="T10">/</text:span><text:span text:style-name="T12">source</text:span><text:line-break/>gedit Toolchain-mingw32.cmake</text:p>
        <text:p text:style-name="P3">Paste the following into this file:</text:p>
        <text:p text:style-name="P4"># the name of the target operating system<text:line-break/>SET(CMAKE_SYSTEM_NAME Windows)<text:line-break/><text:line-break/># which compilers to use for C and C++<text:line-break/>SET(CMAKE_C_COMPILER x86_64-w64-mingw32-gcc)<text:line-break/>SET(CMAKE_CXX_COMPILER x86_64-w64-mingw32-g++)<text:line-break/>SET(CMAKE_RC_COMPILER x86_64-w64-mingw32-windres)<text:line-break/><text:line-break/># here is the target environment located<text:line-break/>SET(CMAKE_FIND_ROOT_PATH /usr/x86_64-w64-mingw32  ~/mingw-root)<text:line-break/><text:line-break/># adjust the default behaviour of the FIND_XXX() commands:<text:line-break/># search headers and libraries in the target environment, search <text:line-break/># programs in the host environment<text:line-break/>set(CMAKE_FIND_ROOT_PATH_MODE_PROGRAM NEVER)<text:line-break/>set(CMAKE_FIND_ROOT_PATH_MODE_LIBRARY ONLY)<text:line-break/>set(CMAKE_FIND_ROOT_PATH_MODE_INCLUDE ONLY)</text:p>
        <text:p text:style-name="P3">Save and close. We're ready to start! ...compiling libraries!</text:p>
        <text:p text:style-name="P2"/>
        <text:h text:style-name="P11" text:outline-level="2"><text:span text:style-name="T4">[</text:span><text:a xlink:type="simple" xlink:href="http://enigma-dev.org/docs/wiki/index.php?title=CrossCompileWithAudio&amp;action=edit&amp;section=3"><text:span text:style-name="T8">edit</text:span></text:a><text:span text:style-name="T4">]</text:span><text:bookmark text:name="Step_Two:_Compiling_Dependencies"/><text:span text:style-name="T5">Step Two: Compiling Dependencies</text:span></text:h>
        <text:p text:style-name="P3">We'll build the most annoying library first.</text:p>
        <text:h text:style-name="P12" text:outline-level="3"><text:span text:style-name="T4">[</text:span><text:a xlink:type="simple" xlink:href="http://enigma-dev.org/docs/wiki/index.php?title=CrossCompileWithAudio&amp;action=edit&amp;section=4"><text:span text:style-name="T8">edit</text:span></text:a><text:span text:style-name="T4">]</text:span><text:bookmark text:name="Zlib"/><text:span text:style-name="T7">Zlib</text:span></text:h>
        <text:p text:style-name="P4"><text:span text:style-name="T12">cd</text:span> ~<text:span text:style-name="T10">/</text:span>mingw-root<text:span text:style-name="T10">/</text:span><text:span text:style-name="T12">source</text:span><text:line-break/><text:soft-page-break/><text:span text:style-name="T11">wget</text:span> http:<text:span text:style-name="T10">//</text:span>zlib.net<text:span text:style-name="T10">/</text:span>zlib-1.2.8.tar.gz<text:line-break/><text:span text:style-name="T11">tar</text:span> xvf zlib-1.2.8.tar.gz<text:line-break/><text:span text:style-name="T12">cd</text:span> zlib-1.2.8<text:line-break/>..<text:span text:style-name="T10">/</text:span>mingw-force-host .<text:span text:style-name="T10">/</text:span>configure <text:span text:style-name="T16">--static</text:span>  <text:line-break/>..<text:span text:style-name="T10">/</text:span>mingw-force-host <text:span text:style-name="T11">make</text:span><text:line-break/><text:span text:style-name="T14">DESTDIR</text:span>=<text:span text:style-name="T14">$HOME</text:span><text:span text:style-name="T10">/</text:span>mingw-root ..<text:span text:style-name="T10">/</text:span>mingw-force-host <text:span text:style-name="T11">make</text:span> <text:span text:style-name="T11">install</text:span></text:p>
        <text:p text:style-name="P2"/>
        <text:h text:style-name="P12" text:outline-level="3"><text:span text:style-name="T4">[</text:span><text:a xlink:type="simple" xlink:href="http://enigma-dev.org/docs/wiki/index.php?title=CrossCompileWithAudio&amp;action=edit&amp;section=5"><text:span text:style-name="T8">edit</text:span></text:a><text:span text:style-name="T4">]</text:span><text:bookmark text:name="LibFFI"/><text:span text:style-name="T7">LibFFI</text:span></text:h>
        <text:p text:style-name="P4"><text:span text:style-name="T12">cd</text:span> ~<text:span text:style-name="T10">/</text:span>mingw-root<text:span text:style-name="T10">/</text:span><text:span text:style-name="T12">source</text:span><text:line-break/><text:span text:style-name="T11">wget</text:span> <text:span text:style-name="T11">ftp</text:span>:<text:span text:style-name="T10">//</text:span>sourceware.org<text:span text:style-name="T10">/</text:span>pub<text:span text:style-name="T10">/</text:span>libffi<text:span text:style-name="T10">/</text:span>libffi-3.1.tar.gz<text:line-break/><text:span text:style-name="T11">tar</text:span> xvf libffi-3.1.tar.gz<text:line-break/><text:span text:style-name="T12">cd</text:span> libffi-3.1<text:line-break/>.<text:span text:style-name="T10">/</text:span>configure <text:span text:style-name="T16">--host</text:span>=x86_64-w64-mingw32 <text:span text:style-name="T16">--prefix</text:span>=<text:span text:style-name="T14">$HOME</text:span><text:span text:style-name="T10">/</text:span>mingw-root<text:span text:style-name="T10">/</text:span>usr<text:span text:style-name="T10">/</text:span><text:span text:style-name="T12">local</text:span><text:line-break/><text:span text:style-name="T11">make</text:span><text:line-break/><text:span text:style-name="T11">make</text:span> <text:span text:style-name="T11">install</text:span></text:p>
        <text:p text:style-name="P3">For some reason, libffi thinks it's special, so don't forget to do this:</text:p>
        <text:p text:style-name="P4"><text:span text:style-name="T11">mv</text:span> <text:span text:style-name="T14">$HOME</text:span><text:span text:style-name="T10">/</text:span>mingw-root<text:span text:style-name="T10">/</text:span>usr<text:span text:style-name="T10">/</text:span>local<text:span text:style-name="T10">/</text:span>lib<text:span text:style-name="T10">/</text:span>libffi-3.1<text:span text:style-name="T10">/</text:span>include<text:span text:style-name="T10">/*</text:span> <text:span text:style-name="T14">$HOME</text:span><text:span text:style-name="T10">/</text:span>mingw-root<text:span text:style-name="T10">/</text:span>usr<text:span text:style-name="T10">/</text:span>local<text:span text:style-name="T10">/</text:span>include<text:span text:style-name="T10">/</text:span><text:line-break/><text:span text:style-name="T11">rm</text:span> <text:span text:style-name="T16">-r</text:span> <text:span text:style-name="T14">$HOME</text:span><text:span text:style-name="T10">/</text:span>mingw-root<text:span text:style-name="T10">/</text:span>usr<text:span text:style-name="T10">/</text:span>local<text:span text:style-name="T10">/</text:span>lib<text:span text:style-name="T10">/</text:span>libffi-3.1</text:p>
        <text:p text:style-name="P2"/>
        <text:h text:style-name="P12" text:outline-level="3"><text:span text:style-name="T4">[</text:span><text:a xlink:type="simple" xlink:href="http://enigma-dev.org/docs/wiki/index.php?title=CrossCompileWithAudio&amp;action=edit&amp;section=6"><text:span text:style-name="T8">edit</text:span></text:a><text:span text:style-name="T4">]</text:span><text:bookmark text:name="libOGG"/><text:span text:style-name="T7">libOGG</text:span></text:h>
        <text:p text:style-name="P4"><text:span text:style-name="T12">cd</text:span> ~<text:span text:style-name="T10">/</text:span>mingw-root<text:span text:style-name="T10">/</text:span><text:span text:style-name="T12">source</text:span><text:line-break/><text:span text:style-name="T11">wget</text:span> http:<text:span text:style-name="T10">//</text:span>downloads.xiph.org<text:span text:style-name="T10">/</text:span>releases<text:span text:style-name="T10">/</text:span>ogg<text:span text:style-name="T10">/</text:span>libogg-1.3.2.tar.gz<text:line-break/><text:span text:style-name="T11">tar</text:span> xvf libogg-1.3.2.tar.gz<text:line-break/><text:span text:style-name="T12">cd</text:span> libogg-1.3.2<text:line-break/>.<text:span text:style-name="T10">/</text:span>configure <text:span text:style-name="T16">--host</text:span>=x86_64-w64-mingw32 <text:span text:style-name="T16">--prefix</text:span>=<text:span text:style-name="T14">$HOME</text:span><text:span text:style-name="T10">/</text:span>mingw-root<text:span text:style-name="T10">/</text:span>usr<text:span text:style-name="T10">/</text:span><text:span text:style-name="T12">local</text:span> <text:span text:style-name="T14">CPPFLAGS</text:span>=<text:span text:style-name="T15">"-I</text:span><text:span text:style-name="T14">$HOME</text:span><text:span text:style-name="T15">/mingw-root/usr/local/include"</text:span> <text:span text:style-name="T14">LDFLAGS</text:span>=<text:span text:style-name="T15">"-I</text:span><text:span text:style-name="T14">$HOME</text:span><text:span text:style-name="T15">/mingw-root/usr/local/lib"</text:span><text:line-break/><text:span text:style-name="T11">make</text:span><text:line-break/><text:span text:style-name="T11">make</text:span> <text:span text:style-name="T11">install</text:span></text:p>
        <text:h text:style-name="P12" text:outline-level="3"><text:span text:style-name="T4">[</text:span><text:a xlink:type="simple" xlink:href="http://enigma-dev.org/docs/wiki/index.php?title=CrossCompileWithAudio&amp;action=edit&amp;section=7"><text:span text:style-name="T8">edit</text:span></text:a><text:span text:style-name="T4">]</text:span><text:bookmark text:name="libFLAC"/><text:span text:style-name="T7">libFLAC</text:span></text:h>
        <text:p text:style-name="P4"><text:span text:style-name="T12">cd</text:span> ~<text:span text:style-name="T10">/</text:span>mingw-root<text:span text:style-name="T10">/</text:span><text:span text:style-name="T12">source</text:span><text:line-break/><text:span text:style-name="T11">wget</text:span> https:<text:span text:style-name="T10">//</text:span>svn.xiph.org<text:span text:style-name="T10">/</text:span>releases<text:span text:style-name="T10">/</text:span>flac<text:span text:style-name="T10">/</text:span>flac-1.3.0.tar.xz<text:line-break/><text:span text:style-name="T11">tar</text:span> xvf flac-1.3.0.tar.xz<text:line-break/><text:span text:style-name="T12">cd</text:span> flac-1.3.0<text:line-break/>.<text:span text:style-name="T10">/</text:span>configure <text:span text:style-name="T16">--host</text:span>=x86_64-w64-mingw32 <text:span text:style-name="T16">--prefix</text:span>=<text:span text:style-name="T14">$HOME</text:span><text:span text:style-name="T10">/</text:span>mingw-root<text:span text:style-name="T10">/</text:span>usr<text:span text:style-name="T10">/</text:span><text:span text:style-name="T12">local</text:span> <text:span text:style-name="T14">CPPFLAGS</text:span>=<text:span text:style-name="T15">"-I</text:span><text:span text:style-name="T14">$HOME</text:span><text:span text:style-name="T15">/mingw-root/usr/local/include"</text:span> <text:span text:style-name="T14">LDFLAGS</text:span>=<text:span text:style-name="T15">"-I</text:span><text:span text:style-name="T14">$HOME</text:span><text:span text:style-name="T15">/mingw-root/usr/local/lib"</text:span><text:line-break/><text:span text:style-name="T11">make</text:span><text:line-break/><text:soft-page-break/><text:span text:style-name="T11">make</text:span> <text:span text:style-name="T11">install</text:span></text:p>
        <text:h text:style-name="P12" text:outline-level="3"><text:span text:style-name="T4">[</text:span><text:a xlink:type="simple" xlink:href="http://enigma-dev.org/docs/wiki/index.php?title=CrossCompileWithAudio&amp;action=edit&amp;section=8"><text:span text:style-name="T8">edit</text:span></text:a><text:span text:style-name="T4">]</text:span><text:bookmark text:name="libModPlug"/><text:span text:style-name="T7">libModPlug</text:span></text:h>
        <text:p text:style-name="P4"><text:span text:style-name="T12">cd</text:span> ~<text:span text:style-name="T10">/</text:span>mingw-root<text:span text:style-name="T10">/</text:span><text:span text:style-name="T12">source</text:span><text:line-break/><text:span text:style-name="T11">wget</text:span> http:<text:span text:style-name="T10">//</text:span>jaist.dl.sourceforge.net<text:span text:style-name="T10">/</text:span>project<text:span text:style-name="T10">/</text:span>modplug-xmms<text:span text:style-name="T10">/</text:span>libmodplug<text:span text:style-name="T10">/</text:span>0.8.8.5<text:span text:style-name="T10">/</text:span>libmodplug-0.8.8.5.tar.gz<text:line-break/><text:span text:style-name="T11">tar</text:span> xvf libmodplug-0.8.8.5.tar.gz<text:line-break/><text:span text:style-name="T12">cd</text:span> libmodplug-0.8.8.5<text:line-break/>.<text:span text:style-name="T10">/</text:span>configure <text:span text:style-name="T16">--host</text:span>=x86_64-w64-mingw32 <text:span text:style-name="T16">--prefix</text:span>=<text:span text:style-name="T14">$HOME</text:span><text:span text:style-name="T10">/</text:span>mingw-root<text:span text:style-name="T10">/</text:span>usr<text:span text:style-name="T10">/</text:span><text:span text:style-name="T12">local</text:span> <text:span text:style-name="T14">CPPFLAGS</text:span>=<text:span text:style-name="T15">"-I</text:span><text:span text:style-name="T14">$HOME</text:span><text:span text:style-name="T15">/mingw-root/usr/local/include"</text:span> <text:span text:style-name="T14">LDFLAGS</text:span>=<text:span text:style-name="T15">"-I</text:span><text:span text:style-name="T14">$HOME</text:span><text:span text:style-name="T15">/mingw-root/usr/local/lib"</text:span><text:line-break/><text:span text:style-name="T11">make</text:span><text:line-break/><text:span text:style-name="T11">make</text:span> <text:span text:style-name="T11">install</text:span></text:p>
        <text:h text:style-name="P12" text:outline-level="3"><text:span text:style-name="T4">[</text:span><text:a xlink:type="simple" xlink:href="http://enigma-dev.org/docs/wiki/index.php?title=CrossCompileWithAudio&amp;action=edit&amp;section=9"><text:span text:style-name="T8">edit</text:span></text:a><text:span text:style-name="T4">]</text:span><text:bookmark text:name="libMPG123"/><text:span text:style-name="T7">libMPG123</text:span></text:h>
        <text:p text:style-name="P4"><text:span text:style-name="T12">cd</text:span> ~<text:span text:style-name="T10">/</text:span>mingw-root<text:span text:style-name="T10">/</text:span><text:span text:style-name="T12">source</text:span><text:line-break/><text:span text:style-name="T11">wget</text:span> http:<text:span text:style-name="T10">//</text:span>jaist.dl.sourceforge.net<text:span text:style-name="T10">/</text:span>project<text:span text:style-name="T10">/</text:span>mpg123<text:span text:style-name="T10">/</text:span>mpg123<text:span text:style-name="T10">/</text:span>1.20.1<text:span text:style-name="T10">/</text:span>mpg123-1.20.1.tar.bz2<text:line-break/><text:span text:style-name="T11">tar</text:span> xvf mpg123-1.20.1.tar.bz2<text:line-break/><text:span text:style-name="T12">cd</text:span> mpg123-1.20.1<text:line-break/>.<text:span text:style-name="T10">/</text:span>configure <text:span text:style-name="T16">--host</text:span>=x86_64-w64-mingw32 <text:span text:style-name="T16">--prefix</text:span>=<text:span text:style-name="T14">$HOME</text:span><text:span text:style-name="T10">/</text:span>mingw-root<text:span text:style-name="T10">/</text:span>usr<text:span text:style-name="T10">/</text:span><text:span text:style-name="T12">local</text:span> <text:span text:style-name="T14">CPPFLAGS</text:span>=<text:span text:style-name="T15">"-I</text:span><text:span text:style-name="T14">$HOME</text:span><text:span text:style-name="T15">/mingw-root/usr/local/include"</text:span> <text:span text:style-name="T14">LDFLAGS</text:span>=<text:span text:style-name="T15">"-I</text:span><text:span text:style-name="T14">$HOME</text:span><text:span text:style-name="T15">/mingw-root/usr/local/lib"</text:span><text:line-break/><text:span text:style-name="T11">make</text:span><text:line-break/><text:span text:style-name="T11">make</text:span> <text:span text:style-name="T11">install</text:span></text:p>
        <text:h text:style-name="P12" text:outline-level="3"><text:span text:style-name="T4">[</text:span><text:a xlink:type="simple" xlink:href="http://enigma-dev.org/docs/wiki/index.php?title=CrossCompileWithAudio&amp;action=edit&amp;section=10"><text:span text:style-name="T8">edit</text:span></text:a><text:span text:style-name="T4">]</text:span><text:bookmark text:name="libsndfile"/><text:span text:style-name="T7">libsndfile</text:span></text:h>
        <text:p text:style-name="P4"><text:span text:style-name="T12">cd</text:span> ~<text:span text:style-name="T10">/</text:span>mingw-root<text:span text:style-name="T10">/</text:span><text:span text:style-name="T12">source</text:span><text:line-break/><text:span text:style-name="T11">wget</text:span> http:<text:span text:style-name="T10">//</text:span>www.mega-nerd.com<text:span text:style-name="T10">/</text:span>libsndfile<text:span text:style-name="T10">/</text:span>files<text:span text:style-name="T10">/</text:span>libsndfile-1.0.25.tar.gz<text:line-break/><text:span text:style-name="T11">tar</text:span> xvf libsndfile-1.0.25.tar.gz<text:line-break/><text:span text:style-name="T12">cd</text:span> libsndfile-1.0.25<text:line-break/>.<text:span text:style-name="T10">/</text:span>configure <text:span text:style-name="T16">--host</text:span>=x86_64-w64-mingw32 <text:span text:style-name="T16">--prefix</text:span>=<text:span text:style-name="T14">$HOME</text:span><text:span text:style-name="T10">/</text:span>mingw-root<text:span text:style-name="T10">/</text:span>usr<text:span text:style-name="T10">/</text:span><text:span text:style-name="T12">local</text:span> <text:span text:style-name="T14">CPPFLAGS</text:span>=<text:span text:style-name="T15">"-I</text:span><text:span text:style-name="T14">$HOME</text:span><text:span text:style-name="T15">/mingw-root/usr/local/include"</text:span> <text:span text:style-name="T14">LDFLAGS</text:span>=<text:span text:style-name="T15">"-I</text:span><text:span text:style-name="T14">$HOME</text:span><text:span text:style-name="T15">/mingw-root/usr/local/lib"</text:span><text:line-break/><text:span text:style-name="T11">make</text:span><text:line-break/><text:span text:style-name="T11">make</text:span> <text:span text:style-name="T11">install</text:span></text:p>
        <text:p text:style-name="P3">This is the first library that might fail to build. If it builds, your path is probably set up correctly.</text:p>
        <text:h text:style-name="P12" text:outline-level="3"><text:span text:style-name="T4">[</text:span><text:a xlink:type="simple" xlink:href="http://enigma-dev.org/docs/wiki/index.php?title=CrossCompileWithAudio&amp;action=edit&amp;section=11"><text:span text:style-name="T8">edit</text:span></text:a><text:span text:style-name="T4">]</text:span><text:bookmark text:name="libvorbis"/><text:span text:style-name="T7">libvorbis</text:span></text:h>
        <text:p text:style-name="P4"><text:span text:style-name="T12">cd</text:span> ~<text:span text:style-name="T10">/</text:span>mingw-root<text:span text:style-name="T10">/</text:span><text:span text:style-name="T12">source</text:span><text:line-break/><text:span text:style-name="T11">wget</text:span> http:<text:span text:style-name="T10">//</text:span>downloads.xiph.org<text:span text:style-name="T10">/</text:span>releases<text:span text:style-name="T10">/</text:span>vorbis<text:span text:style-name="T10">/</text:span>libvorbis-1.3.4.tar.gz<text:line-break/><text:span text:style-name="T11">tar</text:span> xvf libvorbis-1.3.4.tar.gz<text:line-break/><text:span text:style-name="T12">cd</text:span> libvorbis-1.3.4<text:line-break/>.<text:span text:style-name="T10">/</text:span>configure <text:span text:style-name="T16">--host</text:span>=x86_64-w64-mingw32 <text:span text:style-name="T16">--prefix</text:span>=<text:span text:style-name="T14">$HOME</text:span><text:span text:style-name="T10">/</text:span>mingw-root<text:span text:style-name="T10">/</text:span>usr<text:span text:style-name="T10">/</text:span><text:span text:style-name="T12">local</text:span> <text:span text:style-name="T14">CPPFLAGS</text:span>=<text:span text:style-name="T15">"-I</text:span><text:span text:style-name="T14">$HOME</text:span><text:span text:style-name="T15">/mingw-root/usr/local/include"</text:span> <text:span text:style-name="T14">LDFLAGS</text:span>=<text:span text:style-name="T15">"-I</text:span><text:span text:style-name="T14">$HOME</text:span><text:span text:style-name="T15">/mingw-root/usr/local/lib"</text:span><text:line-break/><text:soft-page-break/><text:span text:style-name="T11">make</text:span><text:line-break/><text:span text:style-name="T11">make</text:span> <text:span text:style-name="T11">install</text:span></text:p>
        <text:p text:style-name="P3">Another library that might complain if your headers aren't in the right place.</text:p>
        <text:h text:style-name="P12" text:outline-level="3"><text:span text:style-name="T4">[</text:span><text:a xlink:type="simple" xlink:href="http://enigma-dev.org/docs/wiki/index.php?title=CrossCompileWithAudio&amp;action=edit&amp;section=12"><text:span text:style-name="T8">edit</text:span></text:a><text:span text:style-name="T4">]</text:span><text:bookmark text:name="OpenAL"/><text:span text:style-name="T7">OpenAL</text:span></text:h>
        <text:p text:style-name="P4"><text:span text:style-name="T12">cd</text:span> ~<text:span text:style-name="T10">/</text:span>mingw-root<text:span text:style-name="T10">/</text:span><text:span text:style-name="T12">source</text:span><text:line-break/><text:span text:style-name="T11">wget</text:span> http:<text:span text:style-name="T10">//</text:span>kcat.strangesoft.net<text:span text:style-name="T10">/</text:span>openal-releases<text:span text:style-name="T10">/</text:span>openal-soft-1.16.0.tar.bz2<text:line-break/><text:span text:style-name="T11">tar</text:span> xvf openal-soft-1.16.0.tar.bz2<text:line-break/><text:span text:style-name="T12">cd</text:span> openal-soft-1.16.0<text:line-break/><text:span text:style-name="T14">PKG_CONFIG_PATH</text:span>=<text:span text:style-name="T14">$HOME</text:span><text:span text:style-name="T10">/</text:span>mingw-root<text:span text:style-name="T10">/</text:span>usr<text:span text:style-name="T10">/</text:span>local<text:span text:style-name="T10">/</text:span>lib<text:span text:style-name="T10">/</text:span>pkgconfig  cmake -DCMAKE_TOOLCHAIN_FILE=..<text:span text:style-name="T10">/</text:span>Toolchain-mingw32.cmake -DCMAKE_INSTALL_PREFIX=<text:span text:style-name="T14">$HOME</text:span><text:span text:style-name="T10">/</text:span>mingw-root<text:span text:style-name="T10">/</text:span>usr<text:span text:style-name="T10">/</text:span><text:span text:style-name="T12">local</text:span> -DCMAKE_PREFIX_PATH=<text:span text:style-name="T14">$HOME</text:span><text:span text:style-name="T10">/</text:span>mingw-root<text:span text:style-name="T10">/</text:span>usr<text:span text:style-name="T10">/</text:span><text:span text:style-name="T12">local</text:span>  .<text:line-break/><text:span text:style-name="T11">make</text:span><text:line-break/><text:span text:style-name="T11">make</text:span> <text:span text:style-name="T11">install</text:span></text:p>
        <text:p text:style-name="P3">Double-check the output of configure and of make.</text:p>
        <text:h text:style-name="P12" text:outline-level="3"><text:span text:style-name="T4">[</text:span><text:a xlink:type="simple" xlink:href="http://enigma-dev.org/docs/wiki/index.php?title=CrossCompileWithAudio&amp;action=edit&amp;section=13"><text:span text:style-name="T8">edit</text:span></text:a><text:span text:style-name="T4">]</text:span><text:bookmark text:name="libAlure"/><text:span text:style-name="T7">libAlure</text:span></text:h>
        <text:p text:style-name="P4"><text:span text:style-name="T12">cd</text:span> ~<text:span text:style-name="T10">/</text:span>mingw-root<text:span text:style-name="T10">/</text:span><text:span text:style-name="T12">source</text:span><text:line-break/><text:span text:style-name="T11">wget</text:span> http:<text:span text:style-name="T10">//</text:span>kcat.strangesoft.net<text:span text:style-name="T10">/</text:span>alure-releases<text:span text:style-name="T10">/</text:span>alure-1.2.tar.bz2<text:line-break/><text:span text:style-name="T11">tar</text:span> xvf alure-1.2.tar.bz2<text:line-break/><text:span text:style-name="T12">cd</text:span> alure-1.2<text:line-break/><text:span text:style-name="T14">PKG_CONFIG_PATH</text:span>=<text:span text:style-name="T14">$HOME</text:span><text:span text:style-name="T10">/</text:span>mingw-root<text:span text:style-name="T10">/</text:span>usr<text:span text:style-name="T10">/</text:span>local<text:span text:style-name="T10">/</text:span>lib<text:span text:style-name="T10">/</text:span>pkgconfig  cmake -DCMAKE_TOOLCHAIN_FILE=..<text:span text:style-name="T10">/</text:span>Toolchain-mingw32.cmake -DCMAKE_INSTALL_PREFIX=<text:span text:style-name="T14">$HOME</text:span><text:span text:style-name="T10">/</text:span>mingw-root<text:span text:style-name="T10">/</text:span>usr<text:span text:style-name="T10">/</text:span><text:span text:style-name="T12">local</text:span> -DCMAKE_PREFIX_PATH=<text:span text:style-name="T14">$HOME</text:span><text:span text:style-name="T10">/</text:span>mingw-root<text:span text:style-name="T10">/</text:span>usr<text:span text:style-name="T10">/</text:span><text:span text:style-name="T12">local</text:span>  .<text:line-break/><text:span text:style-name="T11">make</text:span><text:line-break/><text:span text:style-name="T11">make</text:span> <text:span text:style-name="T11">install</text:span></text:p>
        <text:p text:style-name="P3">Again, make sure everything's configured correctly (configure) and builds (make) without error.</text:p>
        <text:p text:style-name="P2"/>
        <text:h text:style-name="P11" text:outline-level="2"><text:span text:style-name="T4">[</text:span><text:a xlink:type="simple" xlink:href="http://enigma-dev.org/docs/wiki/index.php?title=CrossCompileWithAudio&amp;action=edit&amp;section=14"><text:span text:style-name="T8">edit</text:span></text:a><text:span text:style-name="T4">]</text:span><text:bookmark text:name="Configuring_ENIGMA"/><text:span text:style-name="T5">Configuring ENIGMA</text:span></text:h>
        <text:p text:style-name="P3">Most of ENIGMA is already set to build with MinGW, but a few things will need changing. First, open up the directory where you installed ENIGMA, and find Compilers/Linux/MinGW64.ey. Make sure your <text:span text:style-name="T10">cxxflags</text:span>, <text:span text:style-name="T10">cflags</text:span>, and <text:span text:style-name="T10">ldflags</text:span> look like this:</text:p>
        <text:p text:style-name="P4">cxxflags: -I../Additional/x86_64-w64-mingw32/include  -I/home/USER/mingw-root/usr/local/include  -I/home/USER/mingw-root/usr/local/include/AL<text:line-break/>cflags:<text:line-break/>ldflags: -L/home/USER/mingw-root/usr/local/lib  -static-libgcc  -static-libstdc++</text:p>
        <text:p text:style-name="P3"><text:soft-page-break/>Here, <text:span text:style-name="T10">/home/USER/</text:span> is your home directory --our magic $HOME variable trick won't work here because ENIGMA eats the $H.</text:p>
        <text:p text:style-name="P3">Also, in ENIGMAsystem/SHELL/Platforms/Win32/Makefile, change the following:</text:p>
        <text:p text:style-name="P4">#Find:<text:line-break/>LDLIBS += -lffi -lcomdlg32 -lgdi32 -lwinmm -lwininet<text:line-break/><text:line-break/>#Change to:<text:line-break/>LDLIBS += -lcomdlg32 -lgdi32 -lwinmm -lwininet</text:p>
        <text:p text:style-name="P3">Finally, in ENIGMAsystem/SHELL/Makefile:</text:p>
        <text:p text:style-name="P4">#Find:<text:line-break/>compile_game: $(OBJECTS) $(RCFILES) $(RESOURCEBINARY) $(DEPENDENCIES)<text:line-break/>        $(CXX) $(LDFLAGS) -o "$(OUTPUTNAME)" $(OBJECTS) $(RESOURCEBINARY) $(LDLIBS)<text:line-break/>        @echo Built to "$(OUTPUTNAME)"<text:line-break/><text:line-break/>#Change to:<text:line-break/>compile_game: $(OBJECTS) $(RCFILES) $(RESOURCEBINARY) $(DEPENDENCIES)<text:line-break/>        $(CXX) $(LDFLAGS) -o "$(OUTPUTNAME)" $(OBJECTS) $(RESOURCEBINARY) $(LDLIBS) /home/USER/mingw-root/usr/local/lib/libffi.a<text:line-break/>        @echo Built to "$(OUTPUTNAME)"</text:p>
        <text:p text:style-name="P3"><text:span text:style-name="T10">NOTE</text:span>: The wiki is eating my syntax... make sure those are tabs (not spaces) starting lines 2 and 3.</text:p>
        <text:p text:style-name="P3">Again, make sure you replace <text:span text:style-name="T10">/home/USER/</text:span> with your actual home directory. These changes force libffi to link statically, which means one less DLL to distribute with your game.</text:p>
        <text:h text:style-name="P11" text:outline-level="2"><text:span text:style-name="T4">[</text:span><text:a xlink:type="simple" xlink:href="http://enigma-dev.org/docs/wiki/index.php?title=CrossCompileWithAudio&amp;action=edit&amp;section=15"><text:span text:style-name="T8">edit</text:span></text:a><text:span text:style-name="T4">]</text:span><text:bookmark text:name="Building_your_game"/><text:span text:style-name="T5">Building your game</text:span></text:h>
        <text:p text:style-name="P3">We're ready to build! Open ENIGMA like you normally would, and open your game. Now, open the "Enigma Settings" tab in your project, and change to the tab labeled "Api". In there, change the "Compiler" to "Mingw64". This will force the "Widgets" setting to change, so change "Widgets" back to "None" and then click Ok. (If you can figure out how to get widgets working, let me know.)</text:p>
        <text:p text:style-name="P3">Now, click the "Run" button and wait for the game to compile. It will almost certainly not run, but you will see that the compilation process succeeds, producing a game labeled something like<text:span text:style-name="T10">/tmp/egmXXXX.tmp</text:span>. Now, do the following:</text:p>
        <text:p text:style-name="P4"><text:span text:style-name="T12">cd</text:span> ~<text:span text:style-name="T10">/</text:span>Desktop<text:line-break/><text:soft-page-break/><text:span text:style-name="T11">cp</text:span>  <text:span text:style-name="T10">/</text:span>tmp<text:span text:style-name="T10">/</text:span>egm6806756291195138228.tmp game.exe<text:line-break/><text:span text:style-name="T11">cp</text:span> <text:span text:style-name="T10">/</text:span>usr<text:span text:style-name="T10">/</text:span>x86_64-w64-mingw32<text:span text:style-name="T10">/</text:span>lib<text:span text:style-name="T10">/</text:span>libwinpthread-1.dll .</text:p>
        <text:p text:style-name="P3">The third line copies the pthreads library which cannot (I think) be linked statically. You will have to distribute it with your game. Now you can run your game in Wine:</text:p>
        <text:p text:style-name="P4"><text:span text:style-name="T12">cd</text:span> ~<text:span text:style-name="T10">/</text:span>Desktop<text:line-break/><text:span text:style-name="T11">wine</text:span> .<text:span text:style-name="T10">/</text:span>game.exe</text:p>
        <text:p text:style-name="P3">...or you can copy it over to your Windows partition and run it there. Note that you <text:span text:style-name="T10">will</text:span> need the pthreads dll too.</text:p>
        <text:p text:style-name="P2"/>
        <text:h text:style-name="P11" text:outline-level="2"><text:span text:style-name="T4">[</text:span><text:a xlink:type="simple" xlink:href="http://enigma-dev.org/docs/wiki/index.php?title=CrossCompileWithAudio&amp;action=edit&amp;section=16"><text:span text:style-name="T8">edit</text:span></text:a><text:span text:style-name="T4">]</text:span><text:bookmark text:name="Limitations"/><text:span text:style-name="T5">Limitations</text:span></text:h>
        <text:p text:style-name="P3">For now, mp3 doesn't work, so I probably messed up something with one of the various libraries. Games may also crash; YMMV.</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Times, serif"/>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etu</meta:initial-creator>
    <meta:creation-date>2015-04-04T21:22:28.208662423</meta:creation-date>
    <dc:date>2015-04-04T21:23:02.909926993</dc:date>
    <dc:creator>Seth Hetu</dc:creator>
    <meta:editing-duration>P0D</meta:editing-duration>
    <meta:editing-cycles>1</meta:editing-cycles>
    <meta:document-statistic meta:table-count="1" meta:image-count="0" meta:object-count="0" meta:page-count="7" meta:paragraph-count="68" meta:word-count="964" meta:character-count="9062" meta:non-whitespace-character-count="8132"/>
    <meta:generator>LibreOffice/4.2.7.2$Linux_X86_64 LibreOffice_project/420m0$Build-2</meta:generator>
  </office:meta>
</office:document-meta>
</file>